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7.54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 d’équipement</text:p>
          </table:table-cell>
          <table:table-cell office:value-type="string" calcext:value-type="string">
            <text:p>Nom de l’équipemen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Type de signal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Lien vers Datashe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S-00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bas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HS-01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milieu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HS-02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haut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T-00</text:p>
          </table:table-cell>
          <table:table-cell office:value-type="string" calcext:value-type="string">
            <text:p>Capteur transmetteur de température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a température ambiante au niveau du mur végétalisé.</text:p>
          </table:table-cell>
          <table:table-cell office:value-type="string" calcext:value-type="string">
            <text:p><text:a xlink:href="https://www.mouser.com/datasheet/2/758/DHT11-Technical-Data-Sheet-Translated-Version-1143054.pdf" xlink:type="simple">Datashee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-00</text:p>
          </table:table-cell>
          <table:table-cell office:value-type="string" calcext:value-type="string">
            <text:p>Capteur transmetteur de pluviométrie</text:p>
          </table:table-cell>
          <table:table-cell office:value-type="string" calcext:value-type="string">
            <text:p>MS-WH-SP-RG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a pluviométrie au niveau du mur végétalisé.</text:p>
          </table:table-cell>
          <table:table-cell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S-00</text:p>
          </table:table-cell>
          <table:table-cell office:value-type="string" calcext:value-type="string">
            <text:p>Capteur contrôleur de niveau d’eau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Déclenche un signal lorsque la cuve est vid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S-01</text:p>
          </table:table-cell>
          <table:table-cell office:value-type="string" calcext:value-type="string">
            <text:p>Capteur contrôleur de niveau d’eau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Déclenche un signal lorsque la cuve est plein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-00</text:p>
          </table:table-cell>
          <table:table-cell office:value-type="string" calcext:value-type="string">
            <text:p>Capteur transmetteur de niveau d’eau</text:p>
          </table:table-cell>
          <table:table-cell office:value-type="string" calcext:value-type="string">
            <text:p>AJ-SR04M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eau de la cuve par ultrason et envoie l’information sur le serveur.</text:p>
          </table:table-cell>
          <table:table-cell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V-00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-01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’eau de plu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-02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0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1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a pompe (entrée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2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a pompe (sortie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-00</text:p>
          </table:table-cell>
          <table:table-cell office:value-type="string" calcext:value-type="string">
            <text:p>Indicateur de pression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Indique le niveau de pression à l’entré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-01</text:p>
          </table:table-cell>
          <table:table-cell office:value-type="string" calcext:value-type="string">
            <text:p>Indicateur de pression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Indique le niveau de pression à la sorti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-00</text:p>
          </table:table-cell>
          <table:table-cell office:value-type="string" calcext:value-type="string">
            <text:p>Pompe centrifug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Pompe l’eau de la cuve pour arroser le mur végétalisé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-00</text:p>
          </table:table-cell>
          <table:table-cell office:value-type="string" calcext:value-type="string">
            <text:p>Cuv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Récupère l’eau de pluie ou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-00</text:p>
          </table:table-cell>
          <table:table-cell office:value-type="string" calcext:value-type="string">
            <text:p>Clapet anti-retou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Coupe l’eau au niveau du tuyau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-00</text:p>
          </table:table-cell>
          <table:table-cell office:value-type="string" calcext:value-type="string">
            <text:p>Crépine d’aspiration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Aspire l’eau dans le tuyau lorsque la pompe est activ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T-00</text:p>
          </table:table-cell>
          <table:table-cell office:value-type="string" calcext:value-type="string">
            <text:p>Capteur transmetteur de débit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Indique le débit à la sortie de la pompe.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CE-00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ESP-WROOM 3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sur le mur végétalisé.</text:p>
          </table:table-cell>
          <table:table-cell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CE-01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T-BEAM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au niveau de la cuve.</text:p>
          </table:table-cell>
          <table:table-cell office:value-type="string" calcext:value-type="string">
            <text:p><text:a xlink:href="http://api.riot-os.org/group__boards__esp32__ttgo-t-beam.html" xlink:type="simple">Datasheet</text:a>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53:20.31382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19T12:03:09.162343084</dc:date>
    <dc:creator>Vincent </dc:creator>
    <meta:editing-duration>PT40M19S</meta:editing-duration>
    <meta:editing-cycles>5</meta:editing-cycles>
    <meta:document-statistic meta:table-count="1" meta:cell-count="148" meta:object-count="0"/>
  </office:meta>
</office:document-meta>
</file>